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office:value-type="string" calcext:value-type="string">
            <text:p>Peak Element –I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4-04-2026</text:p>
          </table:table-cell>
          <table:table-cell office:value-type="string" calcext:value-type="string">
            <text:p><text:a xlink:href="https://leetcode.com/problems/find-a-peak-element-ii/" xlink:type="simple">https://leetcode.com/problems/find-a-peak-element-ii/</text:a></text:p>
          </table:table-cell>
          <table:table-cell office:value-type="string" calcext:value-type="string">
            <text:p>Peak Element – II</text:p>
          </table:table-cell>
          <table:table-cell office:value-type="string" calcext:value-type="string">
            <text:p>Binary Search (return the largest element</text:p>
            <text:p>if the largest element of mid is not the peak,</text:p>
            <text:p> Then eliminate the part accordingly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Peak_Element_II.cpp" xlink:type="simple">https://github.com/bhavya-jain22/Question_Data/blob/main/Leetcode_Soln/Peak_Element_II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Generate_Parenthesis.cpp" xlink:type="simple">https://github.com/bhavya-jain22/Question_Data/blob/main/Leetcode_Soln/Generate_Parenthesis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Word_Search.cpp" xlink:type="simple">https://github.com/bhavya-jain22/Question_Data/blob/main/Leetcode_Soln/Word_Search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office:value-type="string" calcext:value-type="string">
            <text:p>Sudoku Solver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Sudoku_Solver.cpp" xlink:type="simple">https://github.com/bhavya-jain22/Question_Data/blob/main/Leetcode_Soln/Sudoku_Solver.cpp</text:a>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8:06:25.322916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21T18:08:35.618063374</dc:date>
    <meta:editing-duration>PT6H58M55S</meta:editing-duration>
    <meta:editing-cycles>25</meta:editing-cycles>
    <meta:generator>LibreOffice/24.2.7.2$Linux_X86_64 LibreOffice_project/420$Build-2</meta:generator>
    <meta:document-statistic meta:table-count="1" meta:cell-count="102" meta:object-count="0"/>
  </office:meta>
</office:document-meta>
</file>